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fo:font-weight="bold" officeooo:rsid="00119ae2" officeooo:paragraph-rsid="00119ae2" style:font-size-asian="9pt" style:font-weight-asian="bold" style:font-size-complex="9pt" style:font-weight-complex="bold"/>
    </style:style>
    <style:style style:name="T1" style:family="text">
      <style:text-properties officeooo:rsid="001353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. Распечатка протокола:</text:p>
      <text:p text:style-name="P1"/>
      <text:p text:style-name="P1">max@max-X550CC:~/os2$ cd ../os1</text:p>
      <text:p text:style-name="P1">max@max-X550CC:~/os1$ ls</text:p>
      <text:p text:style-name="P1">a.out <text:s/>example <text:s/>navar.c <text:s/>navar.c~ <text:s/>oslab2.c <text:s/>tedt.c</text:p>
      <text:p text:style-name="P1">max@max-X550CC:~/os1$ gcc oslab2.c</text:p>
      <text:p text:style-name="P1">max@max-X550CC:~/os1$ cat oslab2.c</text:p>
      <text:p text:style-name="P1">#include &lt;stdlib.h&gt;</text:p>
      <text:p text:style-name="P1">#include &lt;string.h&gt;</text:p>
      <text:p text:style-name="P1">#include &lt;stdio.h&gt;</text:p>
      <text:p text:style-name="P1">#include &lt;unistd.h&gt;</text:p>
      <text:p text:style-name="P1">#include &lt;fcntl.h&gt;</text:p>
      <text:p text:style-name="P1">#include &lt;sys/wait.h&gt;</text:p>
      <text:p text:style-name="P1">#include &lt;sys/stat.h&gt;</text:p>
      <text:p text:style-name="P1">void elitreader(int* n);</text:p>
      <text:p text:style-name="P1">void elitwriter(int* n);</text:p>
      <text:p text:style-name="P1"/>
      <text:p text:style-name="P1">void elitreader(int* n){</text:p>
      <text:p text:style-name="P1"><text:s text:c="2"/>char buffer[10];</text:p>
      <text:p text:style-name="P1"><text:s text:c="2"/>read(0, buffer, 10);</text:p>
      <text:p text:style-name="P1"><text:s text:c="2"/>*n=atoi(buffer);</text:p>
      <text:p text:style-name="P1"><text:s text:c="2"/>return;</text:p>
      <text:p text:style-name="P1">}</text:p>
      <text:p text:style-name="P1"/>
      <text:p text:style-name="P1">void elitwriter(int* n){</text:p>
      <text:p text:style-name="P1"><text:s text:c="2"/>char buffer[10];</text:p>
      <text:p text:style-name="P1"><text:s text:c="2"/>sprintf(buffer, "%d\n", *n);</text:p>
      <text:p text:style-name="P1"><text:s text:c="2"/>write(1, buffer, 10);</text:p>
      <text:p text:style-name="P1">}</text:p>
      <text:p text:style-name="P1"/>
      <text:p text:style-name="P1">int main() {</text:p>
      <text:p text:style-name="P1"><text:s text:c="2"/>int S=0;</text:p>
      <text:p text:style-name="P1"><text:s text:c="2"/>int n=0;</text:p>
      <text:p text:style-name="P1"><text:s text:c="2"/>int river[2];</text:p>
      <text:p text:style-name="P1"><text:s text:c="2"/>pipe(river);</text:p>
      <text:p text:style-name="P1"><text:s text:c="2"/>elitreader(&amp;n);</text:p>
      <text:p text:style-name="P1"><text:s text:c="2"/>dup2(river[0], 0);</text:p>
      <text:p text:style-name="P1">if (n&gt;1){</text:p>
      <text:p text:style-name="P1"><text:s text:c="2"/>if (fork()==0){</text:p>
      <text:p text:style-name="P1"><text:s text:c="4"/>--n;</text:p>
      <text:p text:style-name="P1"><text:s text:c="4"/>dup2(river[1], 1);</text:p>
      <text:p text:style-name="P1"><text:s text:c="4"/>elitwriter(&amp;n);</text:p>
      <text:p text:style-name="P1"><text:s text:c="4"/>++n;</text:p>
      <text:p text:style-name="P1"><text:s text:c="4"/>execl("./a.out", "./a.out", NULL);</text:p>
      <text:p text:style-name="P1"><text:s text:c="2"/>}</text:p>
      <text:p text:style-name="P1"><text:s text:c="2"/>else{</text:p>
      <text:p text:style-name="P1"><text:s text:c="4"/>waitpid(-1, NULL, 0);</text:p>
      <text:p text:style-name="P1"><text:s text:c="4"/>close(river[1]);</text:p>
      <text:p text:style-name="P1"><text:s text:c="4"/>elitreader(&amp;S);</text:p>
      <text:p text:style-name="P1"><text:s text:c="4"/>S+=n;</text:p>
      <text:p text:style-name="P1"><text:s text:c="4"/>elitwriter(&amp;S);</text:p>
      <text:p text:style-name="P1"><text:s text:c="2"/>}</text:p>
      <text:p text:style-name="P1">}</text:p>
      <text:p text:style-name="P1">else{</text:p>
      <text:p text:style-name="P1"><text:s text:c="2"/>S+=n;</text:p>
      <text:p text:style-name="P1"><text:s text:c="2"/>elitwriter(&amp;S);</text:p>
      <text:p text:style-name="P1">}</text:p>
      <text:p text:style-name="P1"><text:s text:c="2"/>return 0;</text:p>
      <text:p text:style-name="P1">}</text:p>
      <text:p text:style-name="P1">max@max-X550CC:~/os1$ ./a.out</text:p>
      <text:p text:style-name="P1">54</text:p>
      <text:p text:style-name="P1">1485</text:p>
      <text:p text:style-name="P1">max@max-X550CC:~/os1$ ./a.out</text:p>
      <text:p text:style-name="P1">6</text:p>
      <text:p text:style-name="P1">21</text:p>
      <text:p text:style-name="P1">max@max-X550CC:~/os1$ ./a.out</text:p>
      <text:p text:style-name="P1">0</text:p>
      <text:p text:style-name="P1">0</text:p>
      <text:p text:style-name="P1">max@max-X550CC:~/os1$ ./a.out</text:p>
      <text:p text:style-name="P1">1</text:p>
      <text:p text:style-name="P1">1</text:p>
      <text:p text:style-name="P1">max@max-X550CC:~/os1$ ./a.out</text:p>
      <text:p text:style-name="P1">789</text:p>
      <text:p text:style-name="P1">311655</text:p>
      <text:p text:style-name="P1">max@max-X550CC:~/os1$ ./a.out</text:p>
      <text:p text:style-name="P1">92</text:p>
      <text:p text:style-name="P1">4278</text:p>
      <text:p text:style-name="P1"><text:soft-page-break/>max@max-X550CC:~/os1$ strace -c -w -f ./a.out</text:p>
      <text:p text:style-name="P1">121</text:p>
      <text:p text:style-name="P1">strace: Process 13825 attached</text:p>
      <text:p text:style-name="P1">strace: Process 13826 attached</text:p>
      <text:p text:style-name="P1">strace: Process 13827 attached</text:p>
      <text:p text:style-name="P1">strace: Process 13828 attached</text:p>
      <text:p text:style-name="P1">strace: Process 13829 attached</text:p>
      <text:p text:style-name="P1">strace: Process 13830 attached</text:p>
      <text:p text:style-name="P1">strace: Process 13831 attached</text:p>
      <text:p text:style-name="P1">strace: Process 13832 attached</text:p>
      <text:p text:style-name="P1">strace: Process 13833 attached</text:p>
      <text:p text:style-name="P1">strace: Process 13834 attached</text:p>
      <text:p text:style-name="P1">strace: Process 13835 attached</text:p>
      <text:p text:style-name="P1">strace: Process 13836 attached</text:p>
      <text:p text:style-name="P1">strace: Process 13837 attached</text:p>
      <text:p text:style-name="P1">strace: Process 13838 attached</text:p>
      <text:p text:style-name="P1">strace: Process 13839 attached</text:p>
      <text:p text:style-name="P1">strace: Process 13840 attached</text:p>
      <text:p text:style-name="P1">strace: Process 13841 attached</text:p>
      <text:p text:style-name="P1">strace: Process 13842 attached</text:p>
      <text:p text:style-name="P1">strace: Process 13843 attached</text:p>
      <text:p text:style-name="P1">strace: Process 13844 attached</text:p>
      <text:p text:style-name="P1">strace: Process 13845 attached</text:p>
      <text:p text:style-name="P1">strace: Process 13846 attached</text:p>
      <text:p text:style-name="P1">strace: Process 13847 attached</text:p>
      <text:p text:style-name="P1">strace: Process 13848 attached</text:p>
      <text:p text:style-name="P1">strace: Process 13849 attached</text:p>
      <text:p text:style-name="P1">strace: Process 13850 attached</text:p>
      <text:p text:style-name="P1">strace: Process 13851 attached</text:p>
      <text:p text:style-name="P1">strace: Process 13852 attached</text:p>
      <text:p text:style-name="P1">strace: Process 13853 attached</text:p>
      <text:p text:style-name="P1">strace: Process 13854 attached</text:p>
      <text:p text:style-name="P1">strace: Process 13855 attached</text:p>
      <text:p text:style-name="P1">strace: Process 13856 attached</text:p>
      <text:p text:style-name="P1">strace: Process 13857 attached</text:p>
      <text:p text:style-name="P1">strace: Process 13858 attached</text:p>
      <text:p text:style-name="P1">strace: Process 13859 attached</text:p>
      <text:p text:style-name="P1">strace: Process 13860 attached</text:p>
      <text:p text:style-name="P1">strace: Process 13861 attached</text:p>
      <text:p text:style-name="P1">strace: Process 13862 attached</text:p>
      <text:p text:style-name="P1">strace: Process 13863 attached</text:p>
      <text:p text:style-name="P1">strace: Process 13864 attached</text:p>
      <text:p text:style-name="P1">strace: Process 13865 attached</text:p>
      <text:p text:style-name="P1">strace: Process 13866 attached</text:p>
      <text:p text:style-name="P1">strace: Process 13867 attached</text:p>
      <text:p text:style-name="P1">strace: Process 13868 attached</text:p>
      <text:p text:style-name="P1">strace: Process 13869 attached</text:p>
      <text:p text:style-name="P1">strace: Process 13870 attached</text:p>
      <text:p text:style-name="P1">strace: Process 13871 attached</text:p>
      <text:p text:style-name="P1">strace: Process 13872 attached</text:p>
      <text:p text:style-name="P1">strace: Process 13873 attached</text:p>
      <text:p text:style-name="P1">strace: Process 13874 attached</text:p>
      <text:p text:style-name="P1">strace: Process 13875 attached</text:p>
      <text:p text:style-name="P1">strace: Process 13876 attached</text:p>
      <text:p text:style-name="P1">strace: Process 13877 attached</text:p>
      <text:p text:style-name="P1">strace: Process 13878 attached</text:p>
      <text:p text:style-name="P1">strace: Process 13879 attached</text:p>
      <text:p text:style-name="P1">strace: Process 13880 attached</text:p>
      <text:p text:style-name="P1">strace: Process 13881 attached</text:p>
      <text:p text:style-name="P1">strace: Process 13882 attached</text:p>
      <text:p text:style-name="P1">strace: Process 13883 attached</text:p>
      <text:p text:style-name="P1">strace: Process 13884 attached</text:p>
      <text:p text:style-name="P1">strace: Process 13885 attached</text:p>
      <text:p text:style-name="P1">strace: Process 13886 attached</text:p>
      <text:p text:style-name="P1">strace: Process 13887 attached</text:p>
      <text:p text:style-name="P1">strace: Process 13888 attached</text:p>
      <text:p text:style-name="P1">strace: Process 13889 attached</text:p>
      <text:p text:style-name="P1">strace: Process 13890 attached</text:p>
      <text:p text:style-name="P1">strace: Process 13891 attached</text:p>
      <text:p text:style-name="P1">strace: Process 13892 attached</text:p>
      <text:p text:style-name="P1">strace: Process 13893 attached</text:p>
      <text:p text:style-name="P1">strace: Process 13894 attached</text:p>
      <text:p text:style-name="P1">strace: Process 13895 attached</text:p>
      <text:p text:style-name="P1">strace: Process 13896 attached</text:p>
      <text:p text:style-name="P1">strace: Process 13897 attached</text:p>
      <text:p text:style-name="P1">strace: Process 13898 attached</text:p>
      <text:p text:style-name="P1">strace: Process 13899 attached</text:p>
      <text:p text:style-name="P1"><text:soft-page-break/>strace: Process 13900 attached</text:p>
      <text:p text:style-name="P1">strace: Process 13901 attached</text:p>
      <text:p text:style-name="P1">strace: Process 13902 attached</text:p>
      <text:p text:style-name="P1">strace: Process 13903 attached</text:p>
      <text:p text:style-name="P1">strace: Process 13904 attached</text:p>
      <text:p text:style-name="P1">strace: Process 13905 attached</text:p>
      <text:p text:style-name="P1">strace: Process 13906 attached</text:p>
      <text:p text:style-name="P1">strace: Process 13907 attached</text:p>
      <text:p text:style-name="P1">strace: Process 13908 attached</text:p>
      <text:p text:style-name="P1">strace: Process 13909 attached</text:p>
      <text:p text:style-name="P1">strace: Process 13910 attached</text:p>
      <text:p text:style-name="P1">strace: Process 13911 attached</text:p>
      <text:p text:style-name="P1">strace: Process 13912 attached</text:p>
      <text:p text:style-name="P1">strace: Process 13913 attached</text:p>
      <text:p text:style-name="P1">strace: Process 13914 attached</text:p>
      <text:p text:style-name="P1">strace: Process 13915 attached</text:p>
      <text:p text:style-name="P1">strace: Process 13916 attached</text:p>
      <text:p text:style-name="P1">strace: Process 13917 attached</text:p>
      <text:p text:style-name="P1">strace: Process 13918 attached</text:p>
      <text:p text:style-name="P1">strace: Process 13919 attached</text:p>
      <text:p text:style-name="P1">strace: Process 13920 attached</text:p>
      <text:p text:style-name="P1">strace: Process 13921 attached</text:p>
      <text:p text:style-name="P1">strace: Process 13922 attached</text:p>
      <text:p text:style-name="P1">strace: Process 13923 attached</text:p>
      <text:p text:style-name="P1">strace: Process 13924 attached</text:p>
      <text:p text:style-name="P1">strace: Process 13925 attached</text:p>
      <text:p text:style-name="P1">strace: Process 13926 attached</text:p>
      <text:p text:style-name="P1">strace: Process 13927 attached</text:p>
      <text:p text:style-name="P1">strace: Process 13928 attached</text:p>
      <text:p text:style-name="P1">strace: Process 13929 attached</text:p>
      <text:p text:style-name="P1">strace: Process 13930 attached</text:p>
      <text:p text:style-name="P1">strace: Process 13931 attached</text:p>
      <text:p text:style-name="P1">strace: Process 13932 attached</text:p>
      <text:p text:style-name="P1">strace: Process 13933 attached</text:p>
      <text:p text:style-name="P1">strace: Process 13934 attached</text:p>
      <text:p text:style-name="P1">strace: Process 13935 attached</text:p>
      <text:p text:style-name="P1">strace: Process 13936 attached</text:p>
      <text:p text:style-name="P1">strace: Process 13937 attached</text:p>
      <text:p text:style-name="P1">strace: Process 13938 attached</text:p>
      <text:p text:style-name="P1">strace: Process 13939 attached</text:p>
      <text:p text:style-name="P1">strace: Process 13940 attached</text:p>
      <text:p text:style-name="P1">strace: Process 13941 attached</text:p>
      <text:p text:style-name="P1">strace: Process 13942 attached</text:p>
      <text:p text:style-name="P1">strace: Process 13943 attached</text:p>
      <text:p text:style-name="P1">strace: Process 13944 attached</text:p>
      <text:p text:style-name="P1">7381</text:p>
      <text:p text:style-name="P1">% time <text:s text:c="4"/>seconds <text:s/>usecs/call <text:s text:c="4"/>calls <text:s text:c="3"/>errors syscall</text:p>
      <text:p text:style-name="P1">------ ----------- ----------- --------- --------- ----------------</text:p>
      <text:p text:style-name="P1"><text:s/>51.27 <text:s text:c="2"/>10.845918 <text:s text:c="6"/>90383 <text:s text:c="6"/>120 <text:s text:c="10"/>wait4</text:p>
      <text:p text:style-name="P1"><text:s/>48.38 <text:s text:c="2"/>10.234876 <text:s text:c="6"/>28273 <text:s text:c="6"/>362 <text:s text:c="10"/>read</text:p>
      <text:p text:style-name="P1"><text:s text:c="2"/>0.09 <text:s text:c="3"/>0.019052 <text:s text:c="8"/>157 <text:s text:c="6"/>121 <text:s text:c="10"/>execve</text:p>
      <text:p text:style-name="P1"><text:s text:c="2"/>0.05 <text:s text:c="3"/>0.011339 <text:s text:c="9"/>94 <text:s text:c="6"/>120 <text:s text:c="10"/>clone</text:p>
      <text:p text:style-name="P1"><text:s text:c="2"/>0.04 <text:s text:c="3"/>0.008489 <text:s text:c="9"/>14 <text:s text:c="6"/>605 <text:s text:c="10"/>mmap</text:p>
      <text:p text:style-name="P1"><text:s text:c="2"/>0.03 <text:s text:c="3"/>0.007276 <text:s text:c="9"/>15 <text:s text:c="6"/>484 <text:s text:c="10"/>mprotect</text:p>
      <text:p text:style-name="P1"><text:s text:c="2"/>0.02 <text:s text:c="3"/>0.004957 <text:s text:c="9"/>14 <text:s text:c="6"/>363 <text:s text:c="6"/>363 access</text:p>
      <text:p text:style-name="P1"><text:s text:c="2"/>0.02 <text:s text:c="3"/>0.004220 <text:s text:c="9"/>12 <text:s text:c="6"/>362 <text:s text:c="10"/>close</text:p>
      <text:p text:style-name="P1"><text:s text:c="2"/>0.02 <text:s text:c="3"/>0.003989 <text:s text:c="9"/>16 <text:s text:c="6"/>242 <text:s text:c="10"/>openat</text:p>
      <text:p text:style-name="P1"><text:s text:c="2"/>0.02 <text:s text:c="3"/>0.003921 <text:s text:c="9"/>16 <text:s text:c="6"/>241 <text:s text:c="10"/>write</text:p>
      <text:p text:style-name="P1"><text:s text:c="2"/>0.01 <text:s text:c="3"/>0.002857 <text:s text:c="9"/>24 <text:s text:c="6"/>121 <text:s text:c="10"/>munmap</text:p>
      <text:p text:style-name="P1"><text:s text:c="2"/>0.01 <text:s text:c="3"/>0.002765 <text:s text:c="9"/>11 <text:s text:c="6"/>241 <text:s text:c="10"/>dup2</text:p>
      <text:p text:style-name="P1"><text:s text:c="2"/>0.01 <text:s text:c="3"/>0.002506 <text:s text:c="9"/>10 <text:s text:c="6"/>242 <text:s text:c="10"/>fstat</text:p>
      <text:p text:style-name="P1"><text:s text:c="2"/>0.01 <text:s text:c="3"/>0.001730 <text:s text:c="9"/>14 <text:s text:c="6"/>121 <text:s text:c="10"/>pipe</text:p>
      <text:p text:style-name="P1"><text:s text:c="2"/>0.01 <text:s text:c="3"/>0.001159 <text:s text:c="9"/>10 <text:s text:c="6"/>121 <text:s text:c="10"/>brk</text:p>
      <text:p text:style-name="P1"><text:s text:c="2"/>0.01 <text:s text:c="3"/>0.001150 <text:s text:c="9"/>10 <text:s text:c="6"/>121 <text:s text:c="10"/>arch_prctl</text:p>
      <text:p text:style-name="P1">------ ----------- ----------- --------- --------- ----------------</text:p>
      <text:p text:style-name="P1">100.00 <text:s text:c="2"/>21.156204 <text:s text:c="17"/>3987 <text:s text:c="6"/>363 total</text:p>
      <text:p text:style-name="P1"/>
      <text:p text:style-name="P1">max@max-X550CC:~/os1$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4:44:58.312282555</meta:creation-date>
    <dc:date>2018-11-20T17:12:57.929385151</dc:date>
    <meta:editing-duration>PT25M4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3" meta:paragraph-count="217" meta:word-count="725" meta:character-count="5962" meta:non-whitespace-character-count="4867"/>
  </office:meta>
</office:document-meta>
</file>